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Western Illinois (6-13, 1-4 SL)</text:p>
          </table:table-cell>
          <table:table-cell office:value-type="string">
            <text:p>24</text:p>
          </table:table-cell>
          <table:table-cell office:value-type="string">
            <text:p>22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urdue Fort Wayne (10-11, 2-4 SL)</text:p>
          </table:table-cell>
          <table:table-cell office:value-type="string">
            <text:p>26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Western Illinoi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39</text:p>
          </table:table-cell>
          <table:table-cell office:value-type="string">
            <text:p>.103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25</text:p>
          </table:table-cell>
          <table:table-cell office:value-type="string">
            <text:p>.32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30</text:p>
          </table:table-cell>
          <table:table-cell office:value-type="string">
            <text:p>.067</text:p>
          </table:table-cell>
        </table:table-row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10</text:p>
          </table:table-cell>
          <table:table-cell office:value-type="string">
            <text:p>47</text:p>
          </table:table-cell>
          <table:table-cell office:value-type="string">
            <text:p>.128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9</text:p>
          </table:table-cell>
          <table:table-cell office:value-type="string">
            <text:p>7</text:p>
          </table:table-cell>
          <table:table-cell office:value-type="string">
            <text:p>38</text:p>
          </table:table-cell>
          <table:table-cell office:value-type="string">
            <text:p>.316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6</text:p>
          </table:table-cell>
          <table:table-cell office:value-type="string">
            <text:p>5</text:p>
          </table:table-cell>
          <table:table-cell office:value-type="string">
            <text:p>33</text:p>
          </table:table-cell>
          <table:table-cell office:value-type="string">
            <text:p>.333</text:p>
          </table:table-cell>
        </table:table-row>
      </table:table>
      <table:table table:name="Sheet 2">
        <table:table-row>
          <table:table-cell office:value-type="string">
            <text:p>Western Illinoi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leezah Washington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.12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Shiah Sanders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.18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.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Jaime Johnson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50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Melanie Patenaud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Claire Grove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5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Shalyn Greenhaw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26</text:p>
          </table:table-cell>
          <table:table-cell office:value-type="string">
            <text:p>.15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Cassie Hunt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Mackenzie Steckler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.09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Riley Schumacher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.27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Emilee Dechant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Emma Norris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20</text:p>
          </table:table-cell>
          <table:table-cell office:value-type="string">
            <text:p>.05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24</text:p>
          </table:table-cell>
          <table:table-cell office:value-type="string">
            <text:p>10</text:p>
          </table:table-cell>
          <table:table-cell office:value-type="string">
            <text:p>94</text:p>
          </table:table-cell>
          <table:table-cell office:value-type="string">
            <text:p>.149</text:p>
          </table:table-cell>
          <table:table-cell office:value-type="string">
            <text:p>24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39</text:p>
          </table:table-cell>
          <table:table-cell office:value-type="string">
            <text:p>2</text:p>
          </table:table-cell>
          <table:table-cell office:value-type="string">
            <text:p>22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38.0</text:p>
          </table:table-cell>
        </table:table-row>
      </table:table>
      <table:table table:name="Sheet 3"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Madison Jaqua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.400</text:p>
          </table:table-cell>
          <table:table-cell office:value-type="string">
            <text:p>4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Julia Wayer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Elizabeth Britner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Victoria Mills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Je'Bria Green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Natalie Seiler 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19</text:p>
          </table:table-cell>
          <table:table-cell office:value-type="string">
            <text:p>.42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4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Barbara Maximiano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izabeth Fuerst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16</text:p>
          </table:table-cell>
          <table:table-cell office:value-type="string">
            <text:p>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atie Crowe 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33</text:p>
          </table:table-cell>
          <table:table-cell office:value-type="string">
            <text:p>.18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2.5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Lauren Hoffma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Nicole Rightnowar 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30</text:p>
          </table:table-cell>
          <table:table-cell office:value-type="string">
            <text:p>.2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Sydney Boerst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.23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1</text:p>
          </table:table-cell>
          <table:table-cell office:value-type="string">
            <text:p>22</text:p>
          </table:table-cell>
          <table:table-cell office:value-type="string">
            <text:p>118</text:p>
          </table:table-cell>
          <table:table-cell office:value-type="string">
            <text:p>.246</text:p>
          </table:table-cell>
          <table:table-cell office:value-type="string">
            <text:p>49</text:p>
          </table:table-cell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55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56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